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6_1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style:font-name="Segoe UI Light" style:font-name-complex="Segoe UI Light"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Segoe UI Light" style:font-name-complex="Segoe UI Light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10" style:parent-style-name="Hyperlink" style:family="text">
      <style:text-properties style:font-weight-complex="bold"/>
    </style:style>
    <style:style style:name="P11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12" style:parent-style-name="Hyperlink" style:family="text">
      <style:text-properties style:font-weight-complex="bold"/>
    </style:style>
    <style:style style:name="P13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14" style:parent-style-name="Hyperlink" style:family="text">
      <style:text-properties style:font-weight-complex="bold"/>
    </style:style>
    <style:style style:name="P15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16" style:parent-style-name="Hyperlink" style:family="text">
      <style:text-properties style:font-weight-complex="bold"/>
    </style:style>
    <style:style style:name="P17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18" style:parent-style-name="Hyperlink" style:family="text">
      <style:text-properties style:font-weight-complex="bold"/>
    </style:style>
    <style:style style:name="P19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20" style:parent-style-name="Hyperlink" style:family="text">
      <style:text-properties style:font-weight-complex="bold"/>
    </style:style>
    <style:style style:name="P21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22" style:parent-style-name="Hyperlink" style:family="text">
      <style:text-properties style:font-weight-complex="bold"/>
    </style:style>
    <style:style style:name="P23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25" style:parent-style-name="Hyperlink" style:family="text">
      <style:text-properties style:font-weight-complex="bold"/>
    </style:style>
    <style:style style:name="T26" style:parent-style-name="Hyperlink" style:family="text">
      <style:text-properties style:font-weight-complex="bold"/>
    </style:style>
    <style:style style:name="T27" style:parent-style-name="Hyperlink" style:family="text">
      <style:text-properties style:font-weight-complex="bold"/>
    </style:style>
    <style:style style:name="P28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29" style:parent-style-name="Hyperlink" style:family="text">
      <style:text-properties style:font-weight-complex="bold"/>
    </style:style>
    <style:style style:name="P30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31" style:parent-style-name="Hyperlink" style:family="text">
      <style:text-properties style:font-weight-complex="bold"/>
    </style:style>
    <style:style style:name="P32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34" style:parent-style-name="Hyperlink" style:family="text">
      <style:text-properties style:font-weight-complex="bold"/>
    </style:style>
    <style:style style:name="P35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36" style:parent-style-name="Hyperlink" style:family="text">
      <style:text-properties style:font-weight-complex="bold"/>
    </style:style>
    <style:style style:name="P37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39" style:parent-style-name="Hyperlink" style:family="text">
      <style:text-properties style:font-weight-complex="bold"/>
    </style:style>
    <style:style style:name="P40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41" style:parent-style-name="Hyperlink" style:family="text">
      <style:text-properties style:font-weight-complex="bold"/>
    </style:style>
    <style:style style:name="P42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43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44" style:parent-style-name="Hyperlink" style:family="text">
      <style:text-properties style:font-weight-complex="bold"/>
    </style:style>
    <style:style style:name="P45" style:parent-style-name="TOC2" style:family="paragraph">
      <style:paragraph-properties>
        <style:tab-stops>
          <style:tab-stop style:type="right" style:position="6.1083in"/>
        </style:tab-stops>
      </style:paragraph-properties>
    </style:style>
    <style:style style:name="T46" style:parent-style-name="Hyperlink" style:family="text">
      <style:text-properties style:font-weight-complex="bold"/>
    </style:style>
    <style:style style:name="P47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48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49" style:parent-style-name="Normal" style:family="paragraph">
      <style:text-properties style:font-weight-complex="bold" fo:font-size="11pt" style:font-size-asian="11pt" style:font-size-complex="11pt"/>
    </style:style>
    <style:style style:name="P50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51" style:parent-style-name="Normal" style:family="paragraph">
      <style:text-properties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weight-complex="bold" fo:font-size="11pt" style:font-size-asian="11pt" style:font-size-complex="11pt"/>
    </style:style>
    <style:style style:name="T53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54" style:parent-style-name="DefaultParagraphFont" style:family="text">
      <style:text-properties style:font-weight-complex="bold" fo:font-size="11pt" style:font-size-asian="11pt" style:font-size-complex="11pt"/>
    </style:style>
    <style:style style:name="T55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56" style:parent-style-name="DefaultParagraphFont" style:family="text">
      <style:text-properties style:font-weight-complex="bold" fo:font-size="11pt" style:font-size-asian="11pt" style:font-size-complex="11pt"/>
    </style:style>
    <style:style style:name="P57" style:parent-style-name="Normal" style:family="paragraph">
      <style:text-properties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weight-complex="bold" fo:font-size="11pt" style:font-size-asian="11pt" style:font-size-complex="11pt"/>
    </style:style>
    <style:style style:name="T59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60" style:parent-style-name="DefaultParagraphFont" style:family="text">
      <style:text-properties style:font-weight-complex="bold" fo:font-size="11pt" style:font-size-asian="11pt" style:font-size-complex="11pt"/>
    </style:style>
    <style:style style:name="P61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color="#5B9BD5"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color="#5B9BD5"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color="#5B9BD5"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color="#5B9BD5"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color="#5B9BD5"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T73" style:parent-style-name="DefaultParagraphFont" style:family="text">
      <style:text-properties fo:color="#5B9BD5" fo:font-size="11pt" style:font-size-asian="11pt" style:font-size-complex="11pt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P75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76" style:parent-style-name="Normal" style:family="paragraph">
      <style:text-properties style:font-weight-complex="bold" fo:font-size="11pt" style:font-size-asian="11pt" style:font-size-complex="11pt"/>
    </style:style>
    <style:style style:name="P77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78" style:parent-style-name="ListParagraph" style:list-style-name="LFO16_1" style:family="paragraph">
      <style:text-properties style:font-weight-complex="bold" fo:font-size="11pt" style:font-size-asian="11pt" style:font-size-complex="11pt"/>
    </style:style>
    <style:style style:name="P79" style:parent-style-name="ListParagraph" style:list-style-name="LFO16_1" style:family="paragraph">
      <style:text-properties style:font-weight-complex="bold" fo:font-size="11pt" style:font-size-asian="11pt" style:font-size-complex="11pt"/>
    </style:style>
    <style:style style:name="P80" style:parent-style-name="ListParagraph" style:list-style-name="LFO16_1" style:family="paragraph">
      <style:text-properties style:font-weight-complex="bold" fo:font-size="11pt" style:font-size-asian="11pt" style:font-size-complex="11pt"/>
    </style:style>
    <style:style style:name="P81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82" style:parent-style-name="Normal" style:family="paragraph">
      <style:text-properties style:font-weight-complex="bold" fo:font-size="11pt" style:font-size-asian="11pt" style:font-size-complex="11pt"/>
    </style:style>
    <style:style style:name="P83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84" style:parent-style-name="Normal" style:family="paragraph">
      <style:text-properties fo:font-size="11pt" style:font-size-asian="11pt" style:font-size-complex="11pt"/>
    </style:style>
    <style:style style:name="P85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T86" style:parent-style-name="DefaultParagraphFont" style:family="text">
      <style:text-properties style:font-weight-complex="bold" fo:font-size="11pt" style:font-size-asian="11pt" style:font-size-complex="11pt"/>
    </style:style>
    <style:style style:name="T87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88" style:parent-style-name="DefaultParagraphFont" style:family="text">
      <style:text-properties fo:color="#5B9BD5" fo:font-size="11pt" style:font-size-asian="11pt" style:font-size-complex="11pt"/>
    </style:style>
    <style:style style:name="T89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90" style:parent-style-name="DefaultParagraphFont" style:family="text">
      <style:text-properties style:font-weight-complex="bold" fo:font-size="11pt" style:font-size-asian="11pt" style:font-size-complex="11pt"/>
    </style:style>
    <style:style style:name="T91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92" style:parent-style-name="DefaultParagraphFont" style:family="text">
      <style:text-properties style:font-weight-complex="bold" fo:font-size="11pt" style:font-size-asian="11pt" style:font-size-complex="11pt"/>
    </style:style>
    <style:style style:name="T93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94" style:parent-style-name="DefaultParagraphFont" style:family="text">
      <style:text-properties style:font-weight-complex="bold" fo:font-size="11pt" style:font-size-asian="11pt" style:font-size-complex="11pt"/>
    </style:style>
    <style:style style:name="T95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96" style:parent-style-name="DefaultParagraphFont" style:family="text">
      <style:text-properties style:font-weight-complex="bold" fo:font-size="11pt" style:font-size-asian="11pt" style:font-size-complex="11pt"/>
    </style:style>
    <style:style style:name="T97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98" style:parent-style-name="DefaultParagraphFont" style:family="text">
      <style:text-properties style:font-weight-complex="bold" fo:font-size="11pt" style:font-size-asian="11pt" style:font-size-complex="11pt"/>
    </style:style>
    <style:style style:name="T99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100" style:parent-style-name="DefaultParagraphFont" style:family="text">
      <style:text-properties style:font-weight-complex="bold" fo:font-size="11pt" style:font-size-asian="11pt" style:font-size-complex="11pt"/>
    </style:style>
    <style:style style:name="T101" style:parent-style-name="DefaultParagraphFont" style:family="text">
      <style:text-properties style:font-weight-complex="bold" fo:color="#5B9BD5" fo:font-size="11pt" style:font-size-asian="11pt" style:font-size-complex="11pt"/>
    </style:style>
    <style:style style:name="T102" style:parent-style-name="DefaultParagraphFont" style:family="text">
      <style:text-properties style:font-weight-complex="bold" fo:font-size="11pt" style:font-size-asian="11pt" style:font-size-complex="11pt"/>
    </style:style>
    <style:style style:name="P103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04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Normal" style:family="paragraph">
      <style:text-properties fo:font-size="11pt" style:font-size-asian="11pt" style:font-size-complex="11pt"/>
    </style:style>
    <style:style style:name="P107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08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09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10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11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12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13" style:parent-style-name="Normal" style:family="paragraph">
      <style:text-properties fo:font-size="11pt" style:font-size-asian="11pt" style:font-size-complex="11pt"/>
    </style:style>
    <style:style style:name="P114" style:parent-style-name="Normal" style:family="paragraph">
      <style:text-properties style:font-weight-complex="bold" fo:font-size="11pt" style:font-size-asian="11pt" style:font-size-complex="11pt"/>
    </style:style>
    <style:style style:name="P115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16" style:parent-style-name="Normal" style:family="paragraph">
      <style:text-properties style:font-weight-complex="bold" fo:font-size="11pt" style:font-size-asian="11pt" style:font-size-complex="11pt"/>
    </style:style>
    <style:style style:name="P117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18" style:parent-style-name="Normal" style:family="paragraph">
      <style:text-properties style:font-weight-complex="bold" fo:font-size="11pt" style:font-size-asian="11pt" style:font-size-complex="11pt"/>
    </style:style>
    <style:style style:name="P119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20" style:parent-style-name="Normal" style:family="paragraph">
      <style:text-properties style:font-weight-complex="bold" fo:font-size="11pt" style:font-size-asian="11pt" style:font-size-complex="11pt"/>
    </style:style>
    <style:style style:name="P121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22" style:parent-style-name="Normal" style:family="paragraph">
      <style:text-properties style:font-weight-complex="bold" fo:font-size="11pt" style:font-size-asian="11pt" style:font-size-complex="11pt"/>
    </style:style>
    <style:style style:name="P123" style:parent-style-name="Normal" style:family="paragraph">
      <style:text-properties style:font-weight-complex="bold" fo:font-size="11pt" style:font-size-asian="11pt" style:font-size-complex="11pt"/>
    </style:style>
    <style:style style:name="P124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25" style:parent-style-name="Normal" style:family="paragraph">
      <style:text-properties style:font-weight-complex="bold" fo:font-size="11pt" style:font-size-asian="11pt" style:font-size-complex="11pt"/>
    </style:style>
    <style:style style:name="P126" style:parent-style-name="Heading2" style:family="paragraph">
      <style:text-properties fo:font-weight="normal" style:font-weight-asian="normal" style:font-weight-complex="bold" fo:font-size="16pt" style:font-size-asian="16pt" style:font-size-complex="16pt"/>
    </style:style>
    <style:style style:name="P127" style:parent-style-name="Normal" style:family="paragraph">
      <style:text-properties style:font-weight-complex="bold" fo:font-size="11pt" style:font-size-asian="11pt" style:font-size-complex="11pt"/>
    </style:style>
    <style:style style:name="TableColumn129" style:family="table-column">
      <style:table-column-properties style:column-width="0.2923in"/>
    </style:style>
    <style:style style:name="TableColumn130" style:family="table-column">
      <style:table-column-properties style:column-width="1.7715in"/>
    </style:style>
    <style:style style:name="TableColumn131" style:family="table-column">
      <style:table-column-properties style:column-width="0.6888in"/>
    </style:style>
    <style:style style:name="TableColumn132" style:family="table-column">
      <style:table-column-properties style:column-width="0.8861in"/>
    </style:style>
    <style:style style:name="TableColumn133" style:family="table-column">
      <style:table-column-properties style:column-width="1.0826in"/>
    </style:style>
    <style:style style:name="TableColumn134" style:family="table-column">
      <style:table-column-properties style:column-width="1.5395in"/>
    </style:style>
    <style:style style:name="Table128" style:family="table">
      <style:table-properties style:width="6.2611in" fo:margin-left="0in" table:align="center"/>
    </style:style>
    <style:style style:name="TableRow135" style:family="table-row">
      <style:table-row-properties style:min-row-height="0.2736in"/>
    </style:style>
    <style:style style:name="TableCell136" style:family="table-cell">
      <style:table-cell-properties fo:border="0.0069in solid #000000" fo:background-color="#767171" style:writing-mode="lr-tb" style:vertical-align="middle" fo:padding-top="0in" fo:padding-left="0.075in" fo:padding-bottom="0in" fo:padding-right="0.075in">
        <style:background-fill draw:fill="solid" draw:fill-color="#767171"/>
      </style:table-cell-properties>
    </style:style>
    <style:style style:name="P137" style:parent-style-name="Normal" style:family="paragraph">
      <style:paragraph-properties fo:line-height="100%"/>
      <style:text-properties style:font-name="Arial" style:font-name-complex="Arial" fo:color="#FFFFFF" fo:font-size="14pt" style:font-size-asian="14pt" style:font-size-complex="14pt"/>
    </style:style>
    <style:style style:name="TableCell138" style:family="table-cell">
      <style:table-cell-properties fo:border="0.0069in solid #000000" fo:background-color="#767171" style:writing-mode="lr-tb" style:vertical-align="middle" fo:padding-top="0in" fo:padding-left="0.075in" fo:padding-bottom="0in" fo:padding-right="0.075in">
        <style:background-fill draw:fill="solid" draw:fill-color="#767171"/>
      </style:table-cell-properties>
    </style:style>
    <style:style style:name="P139" style:parent-style-name="Normal" style:family="paragraph">
      <style:paragraph-properties fo:line-height="100%"/>
      <style:text-properties style:font-name="Arial" style:font-name-complex="Arial" fo:color="#FFFFFF" fo:font-size="14pt" style:font-size-asian="14pt" style:font-size-complex="14pt"/>
    </style:style>
    <style:style style:name="TableCell140" style:family="table-cell">
      <style:table-cell-properties fo:border="0.0069in solid #000000" fo:background-color="#767171" style:writing-mode="lr-tb" style:vertical-align="middle" fo:padding-top="0in" fo:padding-left="0.075in" fo:padding-bottom="0in" fo:padding-right="0.075in">
        <style:background-fill draw:fill="solid" draw:fill-color="#767171"/>
      </style:table-cell-properties>
    </style:style>
    <style:style style:name="P141" style:parent-style-name="Normal" style:family="paragraph">
      <style:paragraph-properties fo:line-height="100%"/>
      <style:text-properties style:font-name="Arial" style:font-name-complex="Arial" fo:color="#FFFFFF" fo:font-size="14pt" style:font-size-asian="14pt" style:font-size-complex="14pt"/>
    </style:style>
    <style:style style:name="TableCell142" style:family="table-cell">
      <style:table-cell-properties fo:border="0.0069in solid #000000" fo:background-color="#767171" style:writing-mode="lr-tb" style:vertical-align="middle" fo:padding-top="0in" fo:padding-left="0.075in" fo:padding-bottom="0in" fo:padding-right="0.075in">
        <style:background-fill draw:fill="solid" draw:fill-color="#767171"/>
      </style:table-cell-properties>
    </style:style>
    <style:style style:name="P143" style:parent-style-name="Normal" style:family="paragraph">
      <style:paragraph-properties fo:line-height="100%"/>
      <style:text-properties style:font-name="Arial" style:font-name-complex="Arial" fo:color="#FFFFFF" fo:font-size="14pt" style:font-size-asian="14pt" style:font-size-complex="14pt"/>
    </style:style>
    <style:style style:name="TableCell144" style:family="table-cell">
      <style:table-cell-properties fo:border="0.0069in solid #000000" fo:background-color="#767171" style:writing-mode="lr-tb" style:vertical-align="middle" fo:padding-top="0in" fo:padding-left="0.075in" fo:padding-bottom="0in" fo:padding-right="0.075in">
        <style:background-fill draw:fill="solid" draw:fill-color="#767171"/>
      </style:table-cell-properties>
    </style:style>
    <style:style style:name="P145" style:parent-style-name="Normal" style:family="paragraph">
      <style:paragraph-properties fo:line-height="100%"/>
      <style:text-properties style:font-name="Arial" style:font-name-complex="Arial" fo:color="#FFFFFF" fo:font-size="14pt" style:font-size-asian="14pt" style:font-size-complex="14pt"/>
    </style:style>
    <style:style style:name="TableCell146" style:family="table-cell">
      <style:table-cell-properties fo:border="0.0069in solid #000000" fo:background-color="#767171" style:writing-mode="lr-tb" style:vertical-align="middle" fo:padding-top="0in" fo:padding-left="0.075in" fo:padding-bottom="0in" fo:padding-right="0.075in">
        <style:background-fill draw:fill="solid" draw:fill-color="#767171"/>
      </style:table-cell-properties>
    </style:style>
    <style:style style:name="P147" style:parent-style-name="Normal" style:family="paragraph">
      <style:paragraph-properties fo:line-height="100%"/>
      <style:text-properties style:font-name="Arial" style:font-name-complex="Arial" fo:color="#FFFFFF" fo:font-size="14pt" style:font-size-asian="14pt" style:font-size-complex="14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line-height="100%"/>
      <style:text-properties style:font-name="Arial" style:font-name-complex="Arial" fo:color="#404040" fo:font-size="11pt" style:font-size-asian="11pt" style:font-size-complex="11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line-height="100%"/>
      <style:text-properties style:font-name="Arial" style:font-name-complex="Arial" fo:color="#404040" fo:font-size="11pt" style:font-size-asian="11pt" style:font-size-complex="11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line-height="100%"/>
    </style:style>
    <style:style style:name="T155" style:parent-style-name="DefaultParagraphFont" style:family="text">
      <style:text-properties style:font-name="Arial" style:font-name-complex="Arial" fo:color="#404040" fo:font-size="11pt" style:font-size-asian="11pt" style:font-size-complex="11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line-height="100%"/>
    </style:style>
    <style:style style:name="T158" style:parent-style-name="DefaultParagraphFont" style:family="text">
      <style:text-properties style:font-name="Arial" style:font-name-complex="Arial" fo:color="#404040" fo:font-size="11pt" style:font-size-asian="11pt" style:font-size-complex="11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line-height="100%"/>
      <style:text-properties style:font-name="Arial" style:font-name-complex="Arial" fo:color="#404040" fo:font-size="11pt" style:font-size-asian="11pt" style:font-size-complex="11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line-height="100%"/>
      <style:text-properties style:font-name="Arial" style:font-name-complex="Arial" fo:color="#404040" fo:font-size="11pt" style:font-size-asian="11pt" style:font-size-complex="11pt"/>
    </style:style>
    <style:style style:name="P163" style:parent-style-name="Normal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Design Document</text:p>
      <text:p text:style-name="P7">Table of Content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70582828" office:target-frame-name="_top" xlink:show="replace"><text:span text:style-name="Hyperlink">Introduction.</text:span><text:tab/>2</text:a></text:p>
          <text:p text:style-name="P9"><text:a xlink:href="#_Toc170582829" office:target-frame-name="_top" xlink:show="replace"><text:span text:style-name="T10">Game Summary Pitch</text:span><text:tab/>2</text:a></text:p>
          <text:p text:style-name="P11"><text:a xlink:href="#_Toc170582830" office:target-frame-name="_top" xlink:show="replace"><text:span text:style-name="T12">Inspiration</text:span><text:tab/>2</text:a></text:p>
          <text:p text:style-name="P13"><text:a xlink:href="#_Toc170582831" office:target-frame-name="_top" xlink:show="replace"><text:span text:style-name="T14">Player Experience</text:span><text:tab/>2</text:a></text:p>
          <text:p text:style-name="P15"><text:a xlink:href="#_Toc170582832" office:target-frame-name="_top" xlink:show="replace"><text:span text:style-name="T16">Platform</text:span><text:tab/>2</text:a></text:p>
          <text:p text:style-name="P17"><text:a xlink:href="#_Toc170582833" office:target-frame-name="_top" xlink:show="replace"><text:span text:style-name="T18">Development Software</text:span><text:tab/>2</text:a></text:p>
          <text:p text:style-name="P19"><text:a xlink:href="#_Toc170582834" office:target-frame-name="_top" xlink:show="replace"><text:span text:style-name="T20">Genre</text:span><text:tab/>2</text:a></text:p>
          <text:p text:style-name="P21"><text:a xlink:href="#_Toc170582835" office:target-frame-name="_top" xlink:show="replace"><text:span text:style-name="T22">Target Audience</text:span><text:tab/>2</text:a></text:p>
          <text:p text:style-name="P23"><text:a xlink:href="#_Toc170582836" office:target-frame-name="_top" xlink:show="replace"><text:span text:style-name="Hyperlink">Concept</text:span><text:tab/>3</text:a></text:p>
          <text:p text:style-name="P24"><text:a xlink:href="#_Toc170582837" office:target-frame-name="_top" xlink:show="replace"><text:span text:style-name="T25">Gameplay O</text:span><text:bookmark-start text:name="_Hlt170582850"/><text:span text:style-name="T26">v</text:span><text:bookmark-end text:name="_Hlt170582850"/><text:span text:style-name="T27">erview</text:span><text:tab/>3</text:a></text:p>
          <text:p text:style-name="P28"><text:a xlink:href="#_Toc170582838" office:target-frame-name="_top" xlink:show="replace"><text:span text:style-name="T29">Primary Mechanics</text:span><text:tab/>3</text:a></text:p>
          <text:p text:style-name="P30"><text:a xlink:href="#_Toc170582839" office:target-frame-name="_top" xlink:show="replace"><text:span text:style-name="T31">Secondary Mechanics</text:span><text:tab/>3</text:a></text:p>
          <text:p text:style-name="P32"><text:a xlink:href="#_Toc170582840" office:target-frame-name="_top" xlink:show="replace"><text:span text:style-name="Hyperlink">Art</text:span><text:tab/>3</text:a></text:p>
          <text:p text:style-name="P33"><text:a xlink:href="#_Toc170582841" office:target-frame-name="_top" xlink:show="replace"><text:span text:style-name="T34">Inspiration</text:span><text:tab/>3</text:a></text:p>
          <text:p text:style-name="P35"><text:a xlink:href="#_Toc170582842" office:target-frame-name="_top" xlink:show="replace"><text:span text:style-name="T36">Design</text:span><text:tab/>3</text:a></text:p>
          <text:p text:style-name="P37"><text:a xlink:href="#_Toc170582843" office:target-frame-name="_top" xlink:show="replace"><text:span text:style-name="Hyperlink">Audio</text:span><text:tab/>3</text:a></text:p>
          <text:p text:style-name="P38"><text:a xlink:href="#_Toc170582844" office:target-frame-name="_top" xlink:show="replace"><text:span text:style-name="T39">Music</text:span><text:tab/>4</text:a></text:p>
          <text:p text:style-name="P40"><text:a xlink:href="#_Toc170582845" office:target-frame-name="_top" xlink:show="replace"><text:span text:style-name="T41">Sound Effects</text:span><text:tab/>4</text:a></text:p>
          <text:p text:style-name="P42"><text:a xlink:href="#_Toc170582846" office:target-frame-name="_top" xlink:show="replace"><text:span text:style-name="Hyperlink">Game Experience</text:span><text:tab/>4</text:a></text:p>
          <text:p text:style-name="P43"><text:a xlink:href="#_Toc170582847" office:target-frame-name="_top" xlink:show="replace"><text:span text:style-name="T44">UI</text:span><text:tab/>4</text:a></text:p>
          <text:p text:style-name="P45"><text:a xlink:href="#_Toc170582848" office:target-frame-name="_top" xlink:show="replace"><text:span text:style-name="T46">Controls</text:span><text:tab/>4</text:a></text:p>
          <text:p text:style-name="P47"><text:a xlink:href="#_Toc170582849" office:target-frame-name="_top" xlink:show="replace"><text:span text:style-name="Hyperlink">Development Timeline</text:span><text:tab/>4</text:a></text:p>
        </text:index-body>
      </text:table-of-content>
      <text:p text:style-name="Normal"/>
      <text:h text:style-name="Heading1" text:outline-level="1"><text:bookmark-start text:name="_Toc170582828"/><text:soft-page-break/>Introduction.<text:bookmark-end text:name="_Toc170582828"/><text:s/></text:h>
      <text:h text:style-name="P48" text:outline-level="2"><text:bookmark-start text:name="_Toc170582829"/>Game Summary Pitch<text:bookmark-end text:name="_Toc170582829"/></text:h>
      <text:p text:style-name="P49">___ is a 3D urban horror game where the player uses traps to outsmart and eventually banish a demon.</text:p>
      <text:h text:style-name="P50" text:outline-level="2"><text:bookmark-start text:name="_Toc170582830"/>Inspiration<text:bookmark-end text:name="_Toc170582830"/></text:h>
      <text:p text:style-name="P51">Alien Isolation</text:p>
      <text:p text:style-name="Normal"><text:span text:style-name="T52">Alien isolation pits the player vs an<text:s/></text:span><text:span text:style-name="T53">intelligent, unkillable enemy which they must avoid and outsmart</text:span><text:span text:style-name="T54"><text:s/>to stay alive. The game also includes<text:s/></text:span><text:span text:style-name="T55">basic survival mechanics and crafting system</text:span><text:span text:style-name="T56"><text:s/>to incentivize the player to explore the environment, increasing player agency and engagement.</text:span></text:p>
      <text:p text:style-name="P57">Lethal Company</text:p>
      <text:p text:style-name="Normal"><text:span text:style-name="T58">Lethal Company is one of the main influences on the style and tone of the game. Its visual style<text:s/></text:span><text:span text:style-name="T59">blends cartoony surrealism with grungy horror</text:span><text:span text:style-name="T60">, allowing it to create both tense and comedic moments.</text:span></text:p>
      <text:h text:style-name="P61" text:outline-level="2"><text:bookmark-start text:name="_Toc170582831"/>Player Experience<text:bookmark-end text:name="_Toc170582831"/></text:h>
      <text:p text:style-name="Normal"><text:span text:style-name="T62">In each level the player will<text:s/></text:span><text:span text:style-name="T63">explore a 3D environment<text:s/></text:span><text:span text:style-name="T64">attempting to locate and<text:s/></text:span><text:span text:style-name="T65">complete key objectives</text:span><text:span text:style-name="T66"><text:s/>while evading an<text:s/></text:span><text:span text:style-name="T67">unkillable enemy</text:span><text:span text:style-name="T68">. The player will be able to<text:s/></text:span><text:span text:style-name="T69">gather resources<text:s/></text:span><text:span text:style-name="T70">throughout the level and<text:s/></text:span><text:span text:style-name="T71">return to a safe hub to create traps</text:span><text:span text:style-name="T72">. The safe hub will be blocked after each key objective is completed, this forces the player to into a close encounter with the enemy, having to<text:s/></text:span><text:span text:style-name="T73">deploy traps and making use of environmental hazards to survive</text:span><text:span text:style-name="T74">.</text:span></text:p>
      <text:h text:style-name="P75" text:outline-level="2"><text:bookmark-start text:name="_Toc170582832"/>Platform<text:bookmark-end text:name="_Toc170582832"/></text:h>
      <text:p text:style-name="P76">The game is developed to be released on windows PC.</text:p>
      <text:h text:style-name="P77" text:outline-level="2"><text:bookmark-start text:name="_Toc170582833"/>Development Software<text:bookmark-end text:name="_Toc170582833"/></text:h>
      <text:list text:style-name="LFO16_1" text:continue-numbering="true">
        <text:list-item>
          <text:p text:style-name="P78">Godot 4.2<text:s/></text:p>
        </text:list-item>
        <text:list-item>
          <text:p text:style-name="P79">Aseprite for graphics and UI</text:p>
        </text:list-item>
        <text:list-item>
          <text:p text:style-name="P80">Audio software TBD</text:p>
        </text:list-item>
      </text:list>
      <text:h text:style-name="P81" text:outline-level="2"><text:bookmark-start text:name="_Toc170582834"/>Genre<text:bookmark-end text:name="_Toc170582834"/></text:h>
      <text:p text:style-name="P82">Singleplayer, Horror, Survival.</text:p>
      <text:h text:style-name="P83" text:outline-level="2"><text:bookmark-start text:name="_Toc170582835"/>Target Audience<text:bookmark-end text:name="_Toc170582835"/></text:h>
      <text:p text:style-name="P84">With emphasis on outsmarting enemies, resource gathering, and stealth, this game is marketed towards fans of survival horror games.</text:p>
      <text:h text:style-name="Heading1" text:outline-level="1"><text:bookmark-start text:name="_Toc170582836"/><text:soft-page-break/>Concept<text:bookmark-end text:name="_Toc170582836"/></text:h>
      <text:h text:style-name="P85" text:outline-level="2"><text:bookmark-start text:name="_Toc170582837"/>Gameplay Overview<text:bookmark-end text:name="_Toc170582837"/></text:h>
      <text:p text:style-name="Normal"><text:span text:style-name="T86">The player controls a first-person character placed onto<text:s/></text:span><text:span text:style-name="T87">an<text:s/></text:span><text:span text:style-name="T88">unfamiliar</text:span><text:span text:style-name="T89"><text:s/>level that they can explore</text:span><text:span text:style-name="T90">.</text:span><text:span text:style-name="T91"><text:s/></text:span><text:span text:style-name="T92">The level contains,<text:s/></text:span><text:span text:style-name="T93">an enemy</text:span><text:span text:style-name="T94"><text:s/>which attempts to deter the player and eventually kill them,<text:s/></text:span><text:span text:style-name="T95">several key objectives<text:s/></text:span><text:span text:style-name="T96">which must be completed to end the level, and<text:s/></text:span><text:span text:style-name="T97">scrap resources<text:s/></text:span><text:span text:style-name="T98">the player can collect. Each level also has a “</text:span><text:span text:style-name="T99">safe zone</text:span><text:span text:style-name="T100">” where the player can<text:s/></text:span><text:span text:style-name="T101">craft scrap into traps<text:s/></text:span><text:span text:style-name="T102">which can assist them with the main objectives.</text:span></text:p>
      <text:h text:style-name="P103" text:outline-level="2"><text:bookmark-start text:name="_Toc170582838"/>Primary Mechanics<text:bookmark-end text:name="_Toc170582838"/></text:h>
      <text:h text:style-name="P104" text:outline-level="3"/>
      <text:h text:style-name="P105" text:outline-level="3">Enemies</text:h>
      <text:p text:style-name="P106">Main antagonistic force in a level, will stalk and attack the player.</text:p>
      <text:h text:style-name="P107" text:outline-level="3">inventory</text:h>
      <text:p text:style-name="Normal">Player’s store of important items and traps. Limited slots encourage careful planning and strategizing.</text:p>
      <text:h text:style-name="P108" text:outline-level="3">Crafting</text:h>
      <text:p text:style-name="Normal">Crafting allows the player to convert scrap to traps while in the safe zone.</text:p>
      <text:h text:style-name="P109" text:outline-level="3">Traps</text:h>
      <text:p text:style-name="Normal">Traps can be placed down<text:s/>or used directly<text:s/>by the player and assist in their survival in a variety of ways.</text:p>
      <text:h text:style-name="P110" text:outline-level="3">Safe Zone</text:h>
      <text:p text:style-name="Normal">The safe zone acts as a breather for the player, giving them time to craft items and resupply before returning to the main level.<text:s/></text:p>
      <text:h text:style-name="P111" text:outline-level="3">Objectives</text:h>
      <text:p text:style-name="Normal">Main objectives help progress the game by rewarding the player with critical items or directly weakening the enemy. Side objectives award the player with additional resources.</text:p>
      <text:h text:style-name="P112" text:outline-level="2"><text:bookmark-start text:name="_Toc170582839"/>Secondary Mechanics<text:bookmark-end text:name="_Toc170582839"/></text:h>
      <text:p text:style-name="P113"/>
      <text:h text:style-name="Heading1" text:outline-level="1"><text:bookmark-start text:name="_Toc170582840"/>Art<text:bookmark-end text:name="_Toc170582840"/></text:h>
      <text:p text:style-name="P114"/>
      <text:h text:style-name="P115" text:outline-level="2"><text:bookmark-start text:name="_Toc170582841"/>Inspiration<text:bookmark-end text:name="_Toc170582841"/></text:h>
      <text:p text:style-name="P116"/>
      <text:h text:style-name="P117" text:outline-level="2"><text:bookmark-start text:name="_Toc170582842"/>Design<text:bookmark-end text:name="_Toc170582842"/></text:h>
      <text:h text:style-name="Heading1" text:outline-level="1"><text:bookmark-start text:name="_Toc170582843"/><text:soft-page-break/>Audio<text:bookmark-end text:name="_Toc170582843"/></text:h>
      <text:p text:style-name="P118"/>
      <text:h text:style-name="P119" text:outline-level="2"><text:bookmark-start text:name="_Toc170582844"/>Music<text:bookmark-end text:name="_Toc170582844"/></text:h>
      <text:p text:style-name="P120"/>
      <text:h text:style-name="P121" text:outline-level="2"><text:bookmark-start text:name="_Toc170582845"/>Sound Effects<text:bookmark-end text:name="_Toc170582845"/></text:h>
      <text:p text:style-name="P122"/>
      <text:h text:style-name="Heading1" text:outline-level="1"><text:bookmark-start text:name="_Toc170582846"/>Game Experience<text:bookmark-end text:name="_Toc170582846"/></text:h>
      <text:p text:style-name="P123"/>
      <text:h text:style-name="P124" text:outline-level="2"><text:bookmark-start text:name="_Toc170582847"/>UI<text:bookmark-end text:name="_Toc170582847"/></text:h>
      <text:p text:style-name="P125"/>
      <text:h text:style-name="P126" text:outline-level="2"><text:bookmark-start text:name="_Toc170582848"/>Controls<text:bookmark-end text:name="_Toc170582848"/></text:h>
      <text:p text:style-name="P127"/>
      <text:h text:style-name="Heading1" text:outline-level="1"><text:bookmark-start text:name="_Toc170582849"/>Development Timeline<text:bookmark-end text:name="_Toc170582849"/></text:h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#</text:p>
          </table:table-cell>
          <table:table-cell table:style-name="TableCell138">
            <text:p text:style-name="P139">Assignment</text:p>
          </table:table-cell>
          <table:table-cell table:style-name="TableCell140">
            <text:p text:style-name="P141">Type</text:p>
          </table:table-cell>
          <table:table-cell table:style-name="TableCell142">
            <text:p text:style-name="P143">Status</text:p>
          </table:table-cell>
          <table:table-cell table:style-name="TableCell144">
            <text:p text:style-name="P145">Finish Date</text:p>
          </table:table-cell>
          <table:table-cell table:style-name="TableCell146">
            <text:p text:style-name="P147">Notes</text:p>
          </table:table-cell>
        </table:table-row>
        <table:table-row table:style-name="TableRow148">
          <table:table-cell table:style-name="TableCell149">
            <text:p text:style-name="P150">1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<text:span text:style-name="T155">Coding</text:span></text:p>
          </table:table-cell>
          <table:table-cell table:style-name="TableCell156">
            <text:p text:style-name="P157"><text:span text:style-name="T158">Not Started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</table:table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Segoe U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start" fo:margin-top="0.2083in" fo:margin-bottom="0.0277in"/>
      <style:text-properties style:font-name="Segoe UI Light" fo:font-weight="bold" style:font-weight-asian="bold" fo:font-variant="small-caps" fo:letter-spacing="0.0034i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text-align="start" fo:margin-bottom="0in"/>
      <style:text-properties style:font-name="Segoe UI Light" fo:font-weight="bold" style:font-weight-asian="bold" fo:font-variant="small-caps" fo:letter-spacing="0.0034in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text-align="start" fo:margin-bottom="0in"/>
      <style:text-properties fo:font-style="italic" style:font-style-asian="italic" style:font-style-complex="italic" fo:font-variant="small-caps" fo:letter-spacing="0.0069in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text-align="start" fo:margin-bottom="0in"/>
      <style:text-properties fo:font-variant="small-caps" fo:color="#538135" fo:letter-spacing="0.0069in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text-align="start" fo:margin-bottom="0in"/>
      <style:text-properties fo:font-variant="small-caps" fo:color="#70AD47" fo:letter-spacing="0.0034in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style:font-weight-complex="bold" fo:font-variant="small-caps" fo:color="#70AD47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538135" fo:hyphenate="false"/>
    </style:style>
    <style:style style:name="Heading9" style:display-name="Heading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38562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prefix="Chapter 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Segoe UI Light" fo:font-weight="bold" style:font-weight-asian="bold" fo:font-variant="small-caps" fo:letter-spacing="0.0034in" fo:font-size="16pt" style:font-size-asian="16pt" style:font-size-complex="16pt"/>
    </style:style>
    <style:style style:name="Header" style:display-name="Header" style:family="paragraph" style:parent-style-name="Normal">
      <style:paragraph-properties fo:line-height="100%"/>
      <style:text-properties fo:color="#3B3838" fo:font-size="12pt" style:font-size-asian="12pt" fo:hyphenate="false"/>
    </style:style>
    <style:style style:name="HeaderChar" style:display-name="Header Char" style:family="text" style:parent-style-name="DefaultParagraphFont">
      <style:text-properties style:font-name="Segoe UI" style:font-name-asian="MS Mincho" style:font-name-complex="Segoe UI" fo:color="#3B3838" fo:font-size="12pt" style:font-size-asian="12pt"/>
    </style:style>
    <style:style style:name="ListNumber" style:display-name="List Number" style:family="paragraph" style:parent-style-name="Normal" style:list-style-name="LFO3">
      <style:text-properties fo:color="#3B3838" fo:hyphenate="false"/>
    </style:style>
    <style:style style:name="Title" style:display-name="Titl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text-align="end" fo:margin-bottom="0.0833in" fo:line-height="100%"/>
      <style:text-properties fo:font-variant="small-caps" fo:color="#262626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fo:font-variant="small-caps" fo:color="#262626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text-align="end" fo:margin-bottom="0.5in" fo:line-height="100%"/>
      <style:text-properties style:font-name="Segoe UI Light" style:font-name-asian="MS Gothic" fo:hyphenate="false"/>
    </style:style>
    <style:style style:name="SubtitleChar" style:display-name="Subtitle Char" style:family="text" style:parent-style-name="DefaultParagraphFont">
      <style:text-properties style:font-name="Segoe UI Light" style:font-name-asian="MS Gothic" style:font-name-complex="Times New Roma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color="#404040" fo:font-size="12pt" style:font-size-asian="12pt" style:font-size-complex="12pt" fo:hyphenate="false"/>
    </style: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>
      <style:text-properties style:font-name="Segoe UI" style:font-name-complex="Segoe UI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 fo:color="#70AD47" fo:letter-spacing="0.0069in"/>
    </style:style>
    <style:style style:name="Heading2Char" style:display-name="Heading 2 Char" style:family="text" style:parent-style-name="DefaultParagraphFont">
      <style:text-properties style:font-name="Segoe UI Light" fo:font-weight="bold" style:font-weight-asian="bold" fo:font-variant="small-caps" fo:letter-spacing="0.0034in" fo:font-size="14pt" style:font-size-asian="14pt" style:font-size-complex="14pt"/>
    </style:style>
    <style:style style:name="ListBullet" style:display-name="List Bullet" style:family="paragraph" style:parent-style-name="Normal" style:list-style-name="LFO5">
      <style:text-properties fo:hyphenate="false"/>
    </style:style>
    <style:style style:name="BalloonText" style:display-name="Balloon Text" style:family="paragraph" style:parent-style-name="Normal">
      <style:paragraph-properties fo:line-height="100%"/>
      <style:text-properties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CommentReference" style:display-name="Comment Reference" style:family="text" style:parent-style-name="DefaultParagraphFont">
      <style:text-properties style:font-name="Segoe UI" style:font-name-complex="Segoe UI"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hyphenate="false"/>
    </style:style>
    <style:style style:name="CommentTextChar" style:display-name="Comment Text Char" style:family="text" style:parent-style-name="DefaultParagraphFont">
      <style:text-properties style:font-name="Segoe UI" style:font-name-complex="Segoe UI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Segoe UI" style:font-name-complex="Segoe UI" fo:font-weight="bold" style:font-weight-asian="bold" style:font-weight-complex="bold" style:font-size-complex="10pt"/>
    </style:style>
    <style:style style:name="Hyperlink" style:display-name="Hyperlink" style:family="text" style:parent-style-name="DefaultParagraphFont">
      <style:text-properties style:font-name="Segoe UI" style:font-name-complex="Segoe UI" fo:color="#0563C1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FollowedHyperlink" style:display-name="FollowedHyperlink" style:family="text" style:parent-style-name="DefaultParagraphFont">
      <style:text-properties style:font-name="Segoe UI" style:font-name-complex="Segoe UI" fo:color="#954F72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>
      <style:text-properties fo:font-weight="bold" style:font-weight-asian="bold" style:font-weight-complex="bold" fo:color="#70AD47"/>
    </style:style>
    <style:style style:name="Heading1-PageBreak" style:display-name="Heading 1 - Page Break" style:family="paragraph" style:parent-style-name="Normal">
      <style:paragraph-properties fo:keep-with-next="always" fo:keep-together="always" fo:break-before="page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/>
      <style:text-properties style:font-name="Segoe UI Light" style:font-name-complex="Segoe UI Light" fo:color="#3B3838" fo:font-size="26pt" style:font-size-asian="26pt" fo:hyphenate="false"/>
    </style:style>
    <style:style style:name="Image" style:display-name="Image" style:family="paragraph" style:parent-style-name="Normal">
      <style:paragraph-properties fo:margin-top="0.1666in"/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TOCHeading" style:display-name="TOC Heading" style:family="paragraph" style:parent-style-name="Heading1" style:next-style-name="Normal" style:list-style-name="LFO40" style:default-outline-level="1">
      <style:text-properties fo:hyphenate="false"/>
    </style:style>
    <style:style style:name="BlockText" style:display-name="Block Text" style:family="paragraph" style:parent-style-name="Normal">
      <style:paragraph-properties fo:border="0.0034in solid #1F4E79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1F4E79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Segoe UI" style:font-name-complex="Segoe UI"/>
    </style:style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>
      <style:text-properties style:font-name="Segoe UI" style:font-name-complex="Segoe UI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name="Segoe UI" style:font-name-complex="Segoe UI" style:font-size-complex="8pt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>
      <style:text-properties style:font-name="Segoe UI" style:font-name-complex="Segoe UI"/>
    </style:style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>
      <style:text-properties style:font-name="Segoe UI" style:font-name-complex="Segoe UI"/>
    </style:style>
    <style:style style:name="BodyTextFirstIndent2" style:display-name="Body Text First Indent 2" style:family="paragraph" style:parent-style-name="BodyTextIndent">
      <style:paragraph-properties fo:margin-bottom="0in" fo:text-indent="0.25in"/>
      <style:text-properties fo:hyphenate="false"/>
    </style:style>
    <style:style style:name="BodyTextFirstIndent2Char" style:display-name="Body Text First Indent 2 Char" style:family="text" style:parent-style-name="BodyTextIndentChar">
      <style:text-properties style:font-name="Segoe UI" style:font-name-complex="Segoe UI"/>
    </style:style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>
      <style:text-properties style:font-name="Segoe UI" style:font-name-complex="Segoe UI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name="Segoe UI" style:font-name-complex="Segoe UI" style:font-size-complex="8pt"/>
    </style:style>
    <style:style style:name="BookTitle" style:display-name="Book Title" style:family="text">
      <style:text-properties style:font-name="Segoe UI Light" style:font-name-asian="MS Gothic" style:font-name-complex="Times New Roman" fo:font-style="italic" style:font-style-asian="italic" style:font-style-complex="italic" fo:font-size="10pt" style:font-size-asian="10pt" style:font-size-complex="10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Closing" style:display-name="Closing" style:family="paragraph" style:parent-style-name="Normal">
      <style:paragraph-properties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>
      <style:text-properties style:font-name="Segoe UI" style:font-name-complex="Segoe UI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style:font-name="Segoe UI" style:font-name-complex="Segoe UI"/>
    </style:style>
    <style:style style:name="DocumentMap" style:display-name="Document Map" style:family="paragraph" style:parent-style-name="Normal">
      <style:paragraph-properties fo:line-height="100%"/>
      <style:text-properties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line-height="100%"/>
      <style:text-properties fo:hyphenate="false"/>
    </style:style>
    <style:style style:name="E-mailSignatureChar" style:display-name="E-mail Signature Char" style:family="text" style:parent-style-name="DefaultParagraphFont">
      <style:text-properties style:font-name="Segoe UI" style:font-name-complex="Segoe UI"/>
    </style:style>
    <style:style style:name="EndnoteReference" style:display-name="Endnote Reference" style:family="text" style:parent-style-name="DefaultParagraphFont">
      <style:text-properties style:font-name="Segoe UI" style:font-name-complex="Segoe UI" style:text-position="super 65%"/>
    </style:style>
    <style:style style:name="EndnoteText" style:display-name="Endnote Text" style:family="paragraph" style:parent-style-name="Normal">
      <style:paragraph-properties fo:line-height="100%"/>
      <style:text-properties fo:hyphenate="false"/>
    </style:style>
    <style:style style:name="EndnoteTextChar" style:display-name="Endnote Text Char" style:family="text" style:parent-style-name="DefaultParagraphFont">
      <style:text-properties style:font-name="Segoe UI" style:font-name-complex="Segoe UI" style:font-size-complex="10pt"/>
    </style:style>
    <style:style style:name="EnvelopeAddress" style:display-name="Envelope Address" style:family="paragraph" style:parent-style-name="Normal">
      <style:paragraph-properties fo:line-height="100%" fo:margin-left="2in">
        <style:tab-stops/>
      </style:paragraph-properties>
      <style:text-properties style:font-name="Segoe UI Light" style:font-name-asian="MS Gothic" style:font-name-complex="Segoe UI Light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line-height="100%"/>
      <style:text-properties style:font-name="Segoe UI Light" style:font-name-asian="MS Gothic" style:font-name-complex="Segoe UI Light" fo:hyphenate="false"/>
    </style:style>
    <style:style style:name="FootnoteReference" style:display-name="Footnote Reference" style:family="text" style:parent-style-name="DefaultParagraphFont">
      <style:text-properties style:font-name="Segoe UI" style:font-name-complex="Segoe UI" style:text-position="super 65%"/>
    </style:style>
    <style:style style:name="FootnoteText" style:display-name="Footnote Text" style:family="paragraph" style:parent-style-name="Normal">
      <style:paragraph-properties fo:line-height="100%"/>
      <style:text-properties fo:hyphenate="false"/>
    </style:style>
    <style:style style:name="FootnoteTextChar" style:display-name="Footnote Text Char" style:family="text" style:parent-style-name="DefaultParagraphFont">
      <style:text-properties style:font-name="Segoe UI" style:font-name-complex="Segoe UI" style:font-size-complex="10pt"/>
    </style:style>
    <style:style style:name="Heading3Char" style:display-name="Heading 3 Char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font-style="italic" style:font-style-asian="italic" style:font-style-complex="italic"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fo:font-variant="small-caps" fo:color="#538135" fo:letter-spacing="0.0069in" fo:font-size="11pt" style:font-size-asian="11pt" style:font-size-complex="11pt"/>
    </style:style>
    <style:style style:name="Heading6Char" style:display-name="Heading 6 Char" style:family="text" style:parent-style-name="DefaultParagraphFont">
      <style:text-properties fo:font-variant="small-caps" fo:color="#70AD47" fo:letter-spacing="0.0034in" fo:font-size="11pt" style:font-size-asian="11pt" style:font-size-complex="11pt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variant="small-caps" fo:color="#70AD47" fo:letter-spacing="0.0069in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variant="small-caps" fo:color="#538135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variant="small-caps" fo:color="#385623"/>
    </style:style>
    <style:style style:name="HTMLAcronym" style:display-name="HTML Acronym" style:family="text" style:parent-style-name="DefaultParagraphFont">
      <style:text-properties style:font-name="Segoe UI" style:font-name-complex="Segoe UI"/>
    </style:style>
    <style:style style:name="HTMLAddress" style:display-name="HTML Address" style:family="paragraph" style:parent-style-name="Normal">
      <style:paragraph-properties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="Segoe UI" style:font-name-complex="Segoe UI" fo:font-style="italic" style:font-style-asian="italic" style:font-style-complex="italic"/>
    </style:style>
    <style:style style:name="HTMLCite" style:display-name="HTML Cite" style:family="text" style:parent-style-name="DefaultParagraphFont">
      <style:text-properties style:font-name="Segoe UI" style:font-name-complex="Segoe UI"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complex="Segoe UI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style:font-name="Segoe UI" style:font-name-complex="Segoe UI"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style:font-name-complex="Segoe UI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line-height="100%"/>
      <style:text-properties style:font-name="Consolas" fo:hyphenate="false"/>
    </style:style>
    <style:style style:name="HTMLPreformattedChar" style:display-name="HTML Preformatted Char" style:family="text" style:parent-style-name="DefaultParagraphFont">
      <style:text-properties style:font-name="Consolas" style:font-name-complex="Segoe UI" style:font-size-complex="10pt"/>
    </style:style>
    <style:style style:name="HTMLSample" style:display-name="HTML Sample" style:family="text" style:parent-style-name="DefaultParagraphFont">
      <style:text-properties style:font-name="Consolas" style:font-name-complex="Segoe UI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style:font-name-complex="Segoe UI" fo:font-size="11pt" style:font-size-asian="11pt" style:font-size-complex="10pt"/>
    </style:style>
    <style:style style:name="HTMLVariable" style:display-name="HTML Variable" style:family="text" style:parent-style-name="DefaultParagraphFont">
      <style:text-properties style:font-name="Segoe UI" style:font-name-complex="Segoe UI" fo:font-style="italic" style:font-style-asian="italic" style:font-style-complex="italic"/>
    </style:style>
    <style:style style:name="Index1" style:display-name="Index 1" style:family="paragraph" style:parent-style-name="Normal" style:next-style-name="Normal" style:auto-update="true">
      <style:paragraph-properties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Segoe UI Light" style:font-name-asian="MS Gothic" style:font-name-complex="Segoe UI Light" fo:font-weight="bold" style:font-weight-asian="bold" style:font-weight-complex="bold" fo:hyphenate="false"/>
    </style:style>
    <style:style style:name="IntenseQuote" style:display-name="Intense Quot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margin-top="0.0972in" fo:margin-bottom="0.0972in" fo:margin-left="1in" fo:margin-right="1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neNumber" style:display-name="Line Number" style:family="text" style:parent-style-name="DefaultParagraphFont">
      <style:text-properties style:font-name="Segoe UI" style:font-name-complex="Segoe UI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11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12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13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14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15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16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17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8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hyphenate="false"/>
    </style:style>
    <style:style style:name="MacroTextChar" style:display-name="Macro Text Char" style:family="text" style:parent-style-name="DefaultParagraphFont">
      <style:text-properties style:font-name="Consolas" style:font-name-complex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line-height="100%" fo:margin-left="0.75in" fo:text-indent="-0.75in">
        <style:tab-stops/>
      </style:paragraph-properties>
      <style:text-properties style:font-name="Segoe UI Light" style:font-name-asian="MS Gothic" style:font-name-complex="Segoe UI Light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Segoe UI Light" style:font-name-asian="MS Gothic" style:font-name-complex="Segoe UI Light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line-height="100%"/>
      <style:text-properties fo:hyphenate="false"/>
    </style:style>
    <style:style style:name="NoteHeadingChar" style:display-name="Note Heading Char" style:family="text" style:parent-style-name="DefaultParagraphFont">
      <style:text-properties style:font-name="Segoe UI" style:font-name-complex="Segoe UI"/>
    </style:style>
    <style:style style:name="PageNumber" style:display-name="Page Number" style:family="text" style:parent-style-name="DefaultParagraphFont">
      <style:text-properties style:font-name="Segoe UI" style:font-name-complex="Segoe UI"/>
    </style:style>
    <style:style style:name="PlaceholderText" style:display-name="Placeholder Text" style:family="text" style:parent-style-name="DefaultParagraphFont">
      <style:text-properties style:font-name="Segoe UI" style:font-name-complex="Segoe UI" fo:color="#595959"/>
    </style:style>
    <style:style style:name="PlainText" style:display-name="Plain Text" style:family="paragraph" style:parent-style-name="Normal">
      <style:paragraph-properties fo:line-height="100%"/>
      <style:text-properties style:font-name="Consolas" style:font-name-complex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Consolas" style:font-size-complex="10.5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>
      <style:text-properties style:font-name="Segoe UI" style:font-name-complex="Segoe UI"/>
    </style:style>
    <style:style style:name="Signature" style:display-name="Signature" style:family="paragraph" style:parent-style-name="Normal">
      <style:paragraph-properties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>
      <style:text-properties style:font-name="Segoe UI" style:font-name-complex="Segoe UI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SubtleReference" style:display-name="Subtle Reference" style:family="text">
      <style:text-properties fo:font-weight="bold" style:font-weight-asian="bold" style:font-weight-complex="bold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Segoe UI Light" style:font-name-asian="MS Gothic" style:font-name-complex="Segoe UI Light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top="0.1666in" fo:margin-bottom="0.0833in"/>
      <style:text-properties style:font-name-complex="Segoe UI" fo:font-weight="bold" style:font-weight-asian="bold" style:font-weight-complex="bold" fo:hyphenate="false"/>
    </style:style>
    <style:style style:name="TOC2" style:display-name="TOC 2" style:family="paragraph" style:parent-style-name="Normal" style:next-style-name="Normal" style:auto-update="true">
      <style:paragraph-properties fo:margin-top="0.0833in" fo:margin-left="0.1527in">
        <style:tab-stops/>
      </style:paragraph-properties>
      <style:text-properties style:font-name-complex="Segoe UI" fo:font-style="italic" style:font-style-asian="italic" style:font-style-complex="italic"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style:font-name-complex="Segoe UI" fo:hyphenate="false"/>
    </style:style>
    <style:style style:name="TOC4" style:display-name="TOC 4" style:family="paragraph" style:parent-style-name="Normal" style:next-style-name="Normal" style:auto-update="true">
      <style:paragraph-properties fo:margin-left="0.4583in">
        <style:tab-stops/>
      </style:paragraph-properties>
      <style:text-properties style:font-name-complex="Segoe UI" fo:hyphenate="false"/>
    </style:style>
    <style:style style:name="TOC5" style:display-name="TOC 5" style:family="paragraph" style:parent-style-name="Normal" style:next-style-name="Normal" style:auto-update="true">
      <style:paragraph-properties fo:margin-left="0.6111in">
        <style:tab-stops/>
      </style:paragraph-properties>
      <style:text-properties style:font-name-complex="Segoe UI" fo:hyphenate="false"/>
    </style:style>
    <style:style style:name="TOC6" style:display-name="TOC 6" style:family="paragraph" style:parent-style-name="Normal" style:next-style-name="Normal" style:auto-update="true">
      <style:paragraph-properties fo:margin-left="0.7638in">
        <style:tab-stops/>
      </style:paragraph-properties>
      <style:text-properties style:font-name-complex="Segoe UI" fo:hyphenate="false"/>
    </style:style>
    <style:style style:name="TOC7" style:display-name="TOC 7" style:family="paragraph" style:parent-style-name="Normal" style:next-style-name="Normal" style:auto-update="true">
      <style:paragraph-properties fo:margin-left="0.9166in">
        <style:tab-stops/>
      </style:paragraph-properties>
      <style:text-properties style:font-name-complex="Segoe UI" fo:hyphenate="false"/>
    </style:style>
    <style:style style:name="TOC8" style:display-name="TOC 8" style:family="paragraph" style:parent-style-name="Normal" style:next-style-name="Normal" style:auto-update="true">
      <style:paragraph-properties fo:margin-left="1.0694in">
        <style:tab-stops/>
      </style:paragraph-properties>
      <style:text-properties style:font-name-complex="Segoe UI" fo:hyphenate="false"/>
    </style:style>
    <style:style style:name="TOC9" style:display-name="TOC 9" style:family="paragraph" style:parent-style-name="Normal" style:next-style-name="Normal" style:auto-update="true">
      <style:paragraph-properties fo:margin-left="1.2222in">
        <style:tab-stops/>
      </style:paragraph-properties>
      <style:text-properties style:font-name-complex="Segoe UI" fo:hyphenate="false"/>
    </style:style>
    <style:style style:name="UnresolvedMention1" style:display-name="Unresolved Mention1" style:family="text" style:parent-style-name="DefaultParagraphFont">
      <style:text-properties style:font-name="Segoe UI" style:font-name-complex="Segoe UI" fo:color="#605E5C" fo:background-color="#E1DFDD"/>
    </style:style>
    <style:style style:name="Mention1" style:display-name="Mention1" style:family="text" style:parent-style-name="DefaultParagraphFont">
      <style:text-properties style:font-name="Segoe UI" style:font-name-complex="Segoe UI" fo:color="#2B579A" fo:background-color="#E1DFDD"/>
    </style:style>
    <style:style style:name="Revision" style:display-name="Revision" style:family="paragraph">
      <style:paragraph-properties fo:line-height="100%"/>
      <style:text-properties fo:hyphenate="false"/>
    </style:style>
    <style:style style:name="TryItBoilerplate" style:display-name="Try It Boilerplate" style:family="paragraph" style:parent-style-name="Normal">
      <style:paragraph-properties fo:margin-left="0.5in" fo:margin-right="0.5in">
        <style:tab-stops/>
      </style:paragraph-properties>
      <style:text-properties fo:font-style="italic" style:font-style-asian="italic" fo:color="#595959" fo:hyphenate="false"/>
    </style:style>
    <style:style style:name="Quoteemphasis" style:display-name="Quote emphasis" style:family="paragraph" style:parent-style-name="Normal" style:next-style-name="Normal">
      <style:text-properties fo:font-style="italic" style:font-style-asian="italic" fo:color="#3B3838" fo:hyphenate="false"/>
    </style:style>
    <style:style style:name="ListNumberChar" style:display-name="List Number Char" style:family="text" style:parent-style-name="DefaultParagraphFont">
      <style:text-properties style:font-name="Segoe UI" style:font-name-asian="MS Mincho" style:font-name-complex="Segoe UI" fo:color="#3B3838"/>
    </style:style>
    <style:style style:name="QuoteemphasisChar" style:display-name="Quote emphasis Char" style:family="text" style:parent-style-name="ListNumberChar">
      <style:text-properties style:font-name="Segoe UI" style:font-name-asian="MS Mincho" style:font-name-complex="Segoe UI" fo:font-style="italic" style:font-style-asian="italic" fo:color="#3B3838"/>
    </style:style>
    <style:style style:name="Hashtag1" style:display-name="Hashtag1" style:family="text" style:parent-style-name="DefaultParagraphFont">
      <style:text-properties style:font-name="Segoe UI" style:font-name-complex="Segoe UI" fo:color="#2B579A" fo:background-color="#E1DFDD"/>
    </style:style>
    <style:style style:name="SmartHyperlink1" style:display-name="Smart Hyperlink1" style:family="text" style:parent-style-name="DefaultParagraphFont">
      <style:text-properties style:font-name="Segoe UI" style:font-name-complex="Segoe UI" style:text-underline-type="single" style:text-underline-style="dotted" style:text-underline-width="auto" style:text-underline-mode="continuous" style:text-underline-color="font-color"/>
    </style:style>
    <style:style style:name="HeadingNew" style:display-name="HeadingNew" style:family="paragraph" style:parent-style-name="Heading1" style:default-outline-level="1">
      <style:text-properties fo:font-weight="normal" style:font-weight-asian="normal" fo:font-size="22pt" style:font-size-asian="22pt" fo:hyphenate="false"/>
    </style:style>
    <style:style style:name="HeadingNewChar" style:display-name="HeadingNew Char" style:family="text" style:parent-style-name="Heading1Char">
      <style:text-properties style:font-name="Segoe UI Light" fo:font-weight="normal" style:font-weight-asian="normal" fo:font-variant="small-caps" fo:letter-spacing="0.0034in" fo:font-size="22pt" style:font-size-asian="22pt" style:font-size-complex="16pt"/>
    </style:style>
    <style:style style:name="WW_CharLFO2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2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3LVL1" style:num-suffix=")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2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2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4LVL1" style:family="text">
      <style:text-properties style:font-name="Times New Roman" style:font-name-complex="Times New Roman"/>
    </style:style>
    <text:list-style style:name="ArticleSection" style:display-name="Article / Section">
      <text:list-level-style-number text:level="1" text:style-name="WW_CharLFO4LVL1" style:num-prefix="Article " style:num-suffix="." style:num-list-format-name="NLF3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list-format-name="NLF3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list-format-name="NLF3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3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3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3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3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5LVL1" style:family="text">
      <style:text-properties fo:font-weight="bold" style:font-weight-asian="bold" fo:color="#2B579A" fo:font-size="14pt" style:font-size-asian="14pt" style:font-size-complex="14pt"/>
    </style:style>
    <text:list-style style:name="LFO3" style:display-name="LFO3">
      <text:list-level-style-number text:level="1" text:style-name="WW_CharLFO5LVL1" style:num-suffix="." style:num-list-format-name="NLF4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5" style:display-name="LFO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11" style:display-name="LFO1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12" style:display-name="LFO12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LFO13" style:display-name="LFO13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14" style:display-name="LFO14">
      <text:list-level-style-bullet text:level="1" text:style-name="WW_CharLFO1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 style:display-name="LFO15">
      <text:list-level-style-number text:level="1" style:num-suffix="." style:num-list-format-name="NLF6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 style:display-name="LFO16">
      <text:list-level-style-number text:level="1" style:num-suffix="." style:num-list-format-name="NLF6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 style:display-name="LFO17">
      <text:list-level-style-number text:level="1" style:num-suffix="." style:num-list-format-name="NLF6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 style:display-name="LFO18">
      <text:list-level-style-number text:level="1" style:num-suffix="." style:num-list-format-name="NLF6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0" style:display-name="LFO40">
      <text:list-level-style-number text:level="1" style:num-prefix="Chapter " style:num-list-format-name="NLF0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_1">
      <text:outline-level-style text:level="1" style:num-prefix="Chapter " style:num-list-format-name="NLF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6LVL1" style:family="text">
      <style:text-properties style:font-name="Segoe UI" style:font-name-asian="MS Mincho" style:font-name-complex="Segoe U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6_1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Chapter %1%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Article %1%.</number:text>
      <number:num-list-label text:level="2"/>
      <number:text>Section %1%.%2%</number:text>
      <number:num-list-label text:level="3"/>
      <number:text>(%3%)</number:text>
      <number:num-list-label text:level="4"/>
      <number:text>(%4%)</number:text>
      <number:num-list-label text:level="5"/>
      <number:text>%5%)</number:text>
      <number:num-list-label text:level="6"/>
      <number:text>%6%)</number:text>
      <number:num-list-label text:level="7"/>
      <number:text>%7%)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5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6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7">
      <number:num-list-label text:level="1"/>
      <number:text>Chapter %1%</number:text>
    </number:num-list-format>
    <style:page-layout style:name="PL0">
      <style:page-layout-properties fo:page-width="8.268in" fo:page-height="11.693in" style:print-orientation="portrait" fo:margin-top="0.2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language="en" fo:country="GB" style:language-complex="en" style:country-complex="GB"/>
    </style:style>
    <style:style style:name="T4" style:parent-style-name="DefaultParagraphFont" style:family="text">
      <style:text-properties fo:language="en" fo:country="GB" style:language-complex="en" style:country-complex="GB"/>
    </style:style>
    <style:style style:name="T5" style:parent-style-name="DefaultParagraphFont" style:family="text">
      <style:text-properties fo:language="en" fo:country="GB" style:language-complex="en" style:country-complex="GB"/>
    </style:style>
    <style:style style:name="P6" style:parent-style-name="Footer" style:family="paragraph">
      <style:text-properties fo:language="en" fo:country="GB"/>
    </style:style>
  </office:automatic-styles>
  <office:master-styles>
    <style:master-page style:name="MP0" style:page-layout-name="PL0">
      <style:footer>
        <text:p text:style-name="P2"><text:span text:style-name="T3">Page |<text:s/></text:span><text:span text:style-name="T4"><text:page-number text:fixed="false">6</text:page-number></text:span><text:span text:style-name="T5"><text:s/>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/>
    <dc:creator>Jacob Artis</dc:creator>
    <meta:creation-date>2024-06-29T09:14:00Z</meta:creation-date>
    <dc:date>2024-06-29T20:26:00Z</dc:date>
    <meta:template xlink:href="%7b418C0770-3B9A-4656-A352-68FE6F055BB4%7dtf45325165_win32.dotx" xlink:type="simple"/>
    <meta:editing-cycles>4</meta:editing-cycles>
    <meta:editing-duration>PT420S</meta:editing-duration>
    <meta:document-statistic meta:page-count="4" meta:paragraph-count="7" meta:word-count="589" meta:character-count="3940" meta:row-count="27" meta:non-whitespace-character-count="3358"/>
  </office:meta>
</office:document-meta>
</file>